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,Italic" svg:font-family="'Calibri,Italic'"/>
    <style:font-face style:name="Calibri,Italic1" svg:font-family="'Calibri,Italic'" style:font-pitch="variable"/>
    <style:font-face style:name="Calibri,Italic2" svg:font-family="'Calibri,Italic'" style:font-family-generic="swiss"/>
    <style:font-face style:name="Calibri,Italic3" svg:font-family="'Calibri,Italic'" style:font-family-generic="swiss" style:font-pitch="variable"/>
    <style:font-face style:name="Calibri1" svg:font-family="Calibri"/>
    <style:font-face style:name="Calibri2" svg:font-family="Calibri" style:font-family-generic="swiss" style:font-pitch="variable"/>
    <style:font-face style:name="Calibri3" svg:font-family="Calibri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variable"/>
    <style:font-face style:name="Courier New3" svg:font-family="'Courier New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775cm"/>
      <style:paragraph-properties style:writing-mode="lr-tb"/>
    </style:style>
    <style:style style:name="gr3" style:family="graphic" style:parent-style-name="standard">
      <style:graphic-properties draw:stroke="none" draw:fill="none" fo:min-height="1.765cm"/>
      <style:paragraph-properties style:writing-mode="lr-tb"/>
    </style:style>
    <style:style style:name="gr4" style:family="graphic" style:parent-style-name="standard">
      <style:graphic-properties draw:stroke="none" draw:fill="none" fo:min-height="1.681cm"/>
      <style:paragraph-properties style:writing-mode="lr-tb"/>
    </style:style>
    <style:style style:name="gr5" style:family="graphic" style:parent-style-name="standard">
      <style:graphic-properties draw:stroke="none" draw:fill="none" fo:min-height="3.507cm"/>
      <style:paragraph-properties style:writing-mode="lr-tb"/>
    </style:style>
    <style:style style:name="gr6" style:family="graphic" style:parent-style-name="standard">
      <style:graphic-properties draw:stroke="none" draw:fill="none" fo:min-height="1.855cm"/>
      <style:paragraph-properties style:writing-mode="lr-tb"/>
    </style:style>
    <style:style style:name="gr7" style:family="graphic" style:parent-style-name="standard">
      <style:graphic-properties draw:stroke="none" draw:fill="none" fo:min-height="7.175cm"/>
      <style:paragraph-properties style:writing-mode="lr-tb"/>
    </style:style>
    <style:style style:name="gr8" style:family="graphic" style:parent-style-name="standard">
      <style:graphic-properties draw:stroke="none" draw:fill="none" fo:min-height="3.537cm"/>
      <style:paragraph-properties style:writing-mode="lr-tb"/>
    </style:style>
    <style:style style:name="gr9" style:family="graphic" style:parent-style-name="standard">
      <style:graphic-properties draw:stroke="none" draw:fill="none" fo:min-height="1.13cm"/>
      <style:paragraph-properties style:writing-mode="lr-tb"/>
    </style:style>
    <style:style style:name="gr10" style:family="graphic" style:parent-style-name="standard">
      <style:graphic-properties draw:stroke="none" draw:fill="none" fo:min-height="3.129cm"/>
      <style:paragraph-properties style:writing-mode="lr-tb"/>
    </style:style>
    <style:style style:name="gr11" style:family="graphic" style:parent-style-name="standard">
      <style:graphic-properties draw:stroke="none" draw:fill="none" fo:min-height="0.915cm"/>
      <style:paragraph-properties style:writing-mode="lr-tb"/>
    </style:style>
    <style:style style:name="gr12" style:family="graphic" style:parent-style-name="standard">
      <style:graphic-properties draw:stroke="none" draw:fill="none" fo:min-height="0.914cm"/>
      <style:paragraph-properties style:writing-mode="lr-tb"/>
    </style:style>
    <style:style style:name="gr13" style:family="graphic" style:parent-style-name="standard">
      <style:graphic-properties draw:stroke="none" draw:fill="none" fo:min-height="0.979cm"/>
      <style:paragraph-properties style:writing-mode="lr-tb"/>
    </style:style>
    <style:style style:name="gr14" style:family="graphic" style:parent-style-name="standard">
      <style:graphic-properties draw:stroke="none" draw:fill="none" fo:min-height="1.774cm"/>
      <style:paragraph-properties style:writing-mode="lr-tb"/>
    </style:style>
    <style:style style:name="gr15" style:family="graphic" style:parent-style-name="standard">
      <style:graphic-properties draw:stroke="none" draw:fill="none" fo:min-height="4.408cm"/>
      <style:paragraph-properties style:writing-mode="lr-tb"/>
    </style:style>
    <style:style style:name="gr16" style:family="graphic" style:parent-style-name="standard">
      <style:graphic-properties draw:stroke="none" draw:fill="none" fo:min-height="2.666cm"/>
      <style:paragraph-properties style:writing-mode="lr-tb"/>
    </style:style>
    <style:style style:name="gr17" style:family="graphic" style:parent-style-name="standard">
      <style:graphic-properties draw:stroke="none" draw:fill="none" fo:min-height="1.593cm"/>
      <style:paragraph-properties style:writing-mode="lr-tb"/>
    </style:style>
    <style:style style:name="gr18" style:family="graphic" style:parent-style-name="standard">
      <style:graphic-properties draw:stroke="none" draw:fill="none" fo:min-height="1.795cm"/>
      <style:paragraph-properties style:writing-mode="lr-tb"/>
    </style:style>
    <style:style style:name="gr19" style:family="graphic" style:parent-style-name="standard">
      <style:graphic-properties draw:stroke="none" draw:fill="none" fo:min-height="2.634cm"/>
      <style:paragraph-properties style:writing-mode="lr-tb"/>
    </style:style>
    <style:style style:name="gr20" style:family="graphic" style:parent-style-name="standard">
      <style:graphic-properties draw:stroke="none" draw:fill="none" fo:min-height="1.064cm"/>
      <style:paragraph-properties style:writing-mode="lr-tb"/>
    </style:style>
    <style:style style:name="gr21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0.756cm"/>
      <style:paragraph-properties style:writing-mode="lr-tb"/>
    </style:style>
    <style:style style:name="gr24" style:family="graphic" style:parent-style-name="standard">
      <style:graphic-properties draw:stroke="none" draw:fill="none" fo:min-height="0.673cm"/>
      <style:paragraph-properties style:writing-mode="lr-tb"/>
    </style:style>
    <style:style style:name="gr25" style:family="graphic" style:parent-style-name="standard">
      <style:graphic-properties draw:stroke="none" draw:fill="none" fo:min-height="1.901cm"/>
      <style:paragraph-properties style:writing-mode="lr-tb"/>
    </style:style>
    <style:style style:name="gr26" style:family="graphic" style:parent-style-name="standard">
      <style:graphic-properties draw:stroke="dash" draw:stroke-dash="Long_20_Dot" svg:stroke-color="#000000" svg:stroke-opacity="100%" draw:fill="none" draw:textarea-horizontal-align="justify" draw:textarea-vertical-align="middle" draw:auto-grow-height="false" fo:min-height="1.488cm" fo:min-width="6.019cm"/>
    </style:style>
    <style:style style:name="gr27" style:family="graphic" style:parent-style-name="standard">
      <style:graphic-properties draw:stroke="none" draw:fill="none" fo:min-height="0.963cm"/>
      <style:paragraph-properties style:writing-mode="lr-tb"/>
    </style:style>
    <style:style style:name="gr28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29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619cm" fo:min-width="2.107cm"/>
    </style:style>
    <style:style style:name="gr30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31" style:family="graphic" style:parent-style-name="standard">
      <style:graphic-properties draw:stroke="none" draw:fill="none" fo:min-height="1.286cm"/>
      <style:paragraph-properties style:writing-mode="lr-tb"/>
    </style:style>
    <style:style style:name="gr32" style:family="graphic" style:parent-style-name="standard">
      <style:graphic-properties draw:stroke="none" draw:fill="none" fo:min-height="9.633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1.053cm" fo:min-width="3.629cm"/>
    </style:style>
    <style:style style:name="gr34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35" style:family="graphic" style:parent-style-name="standard">
      <style:graphic-properties draw:stroke="none" draw:fill="none" fo:min-height="8.732cm"/>
      <style:paragraph-properties style:writing-mode="lr-tb"/>
    </style:style>
    <style:style style:name="gr36" style:family="graphic" style:parent-style-name="standard">
      <style:graphic-properties draw:stroke="none" draw:fill="none" fo:min-height="13.987cm"/>
      <style:paragraph-properties style:writing-mode="lr-tb"/>
    </style:style>
    <style:style style:name="gr37" style:family="graphic" style:parent-style-name="standard">
      <style:graphic-properties draw:stroke="none" draw:fill="none" fo:min-height="6.15cm"/>
      <style:paragraph-properties style:writing-mode="lr-tb"/>
    </style:style>
    <style:style style:name="gr38" style:family="graphic" style:parent-style-name="standard">
      <style:graphic-properties draw:stroke="dash" draw:stroke-dash="Long_20_Dot" svg:stroke-color="#000000" svg:stroke-opacity="100%" draw:fill="none" draw:textarea-horizontal-align="justify" draw:textarea-vertical-align="middle" draw:auto-grow-height="false" fo:min-height="0.402cm" fo:min-width="8.191cm"/>
    </style:style>
    <style:style style:name="gr39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11.684cm"/>
      <style:paragraph-properties style:writing-mode="lr-tb"/>
    </style:style>
    <style:style style:name="gr42" style:family="graphic" style:parent-style-name="standard">
      <style:graphic-properties draw:stroke="none" draw:fill="none" fo:min-height="2.636cm"/>
      <style:paragraph-properties style:writing-mode="lr-tb"/>
    </style:style>
    <style:style style:name="gr43" style:family="graphic" style:parent-style-name="standard">
      <style:graphic-properties draw:stroke="none" draw:fill="none" fo:min-height="1.912cm"/>
      <style:paragraph-properties style:writing-mode="lr-tb"/>
    </style:style>
    <style:style style:name="gr44" style:family="graphic" style:parent-style-name="standard">
      <style:graphic-properties draw:stroke="none" draw:fill="none" fo:min-height="4.416cm"/>
      <style:paragraph-properties style:writing-mode="lr-tb"/>
    </style:style>
    <style:style style:name="gr45" style:family="graphic" style:parent-style-name="standard">
      <style:graphic-properties draw:stroke="none" draw:fill="none" fo:min-height="1.467cm"/>
      <style:paragraph-properties style:writing-mode="lr-tb"/>
    </style:style>
    <style:style style:name="gr46" style:family="graphic" style:parent-style-name="standard">
      <style:graphic-properties draw:stroke="none" draw:fill="none" fo:min-height="5.142cm"/>
      <style:paragraph-properties style:writing-mode="lr-tb"/>
    </style:style>
    <style:style style:name="gr47" style:family="graphic" style:parent-style-name="standard">
      <style:graphic-properties draw:stroke="none" draw:fill="none" fo:min-height="1.966cm"/>
      <style:paragraph-properties style:writing-mode="lr-tb"/>
    </style:style>
    <style:style style:name="gr48" style:family="graphic" style:parent-style-name="standard">
      <style:graphic-properties draw:stroke="none" draw:fill="none" fo:min-height="3.15cm"/>
      <style:paragraph-properties style:writing-mode="lr-tb"/>
    </style:style>
    <style:style style:name="gr49" style:family="graphic" style:parent-style-name="standard">
      <style:graphic-properties draw:stroke="none" draw:fill="none" fo:min-height="3.744cm"/>
      <style:paragraph-properties style:writing-mode="lr-tb"/>
    </style:style>
    <style:style style:name="gr50" style:family="graphic" style:parent-style-name="standard">
      <style:graphic-properties draw:stroke="none" draw:fill="none" fo:min-height="6.596cm"/>
      <style:paragraph-properties style:writing-mode="lr-tb"/>
    </style:style>
    <style:style style:name="gr51" style:family="graphic" style:parent-style-name="standard">
      <style:graphic-properties draw:stroke="none" draw:fill="none" fo:min-height="9.504cm"/>
      <style:paragraph-properties style:writing-mode="lr-tb"/>
    </style:style>
    <style:style style:name="pr1" style:family="presentation" style:parent-style-name="Default-title">
      <style:graphic-properties fo:min-height="7.066cm"/>
      <style:paragraph-properties style:writing-mode="lr-tb"/>
    </style:style>
    <style:style style:name="pr2" style:family="presentation" style:parent-style-name="Default-subtitle">
      <style:graphic-properties draw:fill-color="#ffffff" fo:min-height="11.04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18cm"/>
      <style:paragraph-properties style:writing-mode="lr-tb"/>
    </style:style>
    <style:style style:name="pr5" style:family="presentation" style:parent-style-name="Default-title">
      <style:graphic-properties fo:min-height="2.48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8.7000007629395pt"/>
    </style:style>
    <style:style style:name="P3" style:family="paragraph">
      <loext:graphic-properties draw:fill-color="#ffffff"/>
      <style:paragraph-properties style:writing-mode="lr-tb"/>
      <style:text-properties fo:font-size="38.700000762939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21.7000007629395pt"/>
    </style:style>
    <style:style style:name="P6" style:family="paragraph">
      <loext:graphic-properties draw:fill="none"/>
      <style:paragraph-properties style:writing-mode="lr-tb"/>
      <style:text-properties fo:font-size="21.7000007629395pt"/>
    </style:style>
    <style:style style:name="P7" style:family="paragraph">
      <style:paragraph-properties style:writing-mode="lr-tb"/>
      <style:text-properties fo:font-size="33pt" style:font-size-asian="33pt" style:font-size-complex="33pt"/>
    </style:style>
    <style:style style:name="P8" style:family="paragraph">
      <style:paragraph-properties style:text-autospace="none"/>
      <style:text-properties fo:font-size="22.8999996185303pt"/>
    </style:style>
    <style:style style:name="P9" style:family="paragraph">
      <loext:graphic-properties draw:fill="none"/>
      <style:paragraph-properties style:text-autospace="none" style:writing-mode="lr-tb"/>
      <style:text-properties style:font-name="Calibri1" fo:font-size="22.8999996185303pt" style:font-name-asian="Calibri1" style:font-size-asian="19pt" style:font-name-complex="Calibri1" style:font-size-complex="19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font-size="22.8999996185303pt"/>
    </style:style>
    <style:style style:name="P12" style:family="paragraph">
      <loext:graphic-properties draw:fill="none"/>
      <style:paragraph-properties style:writing-mode="lr-tb"/>
      <style:text-properties fo:font-size="22.8999996185303pt" style:font-size-asian="19pt" style:font-size-complex="19pt"/>
    </style:style>
    <style:style style:name="P13" style:family="paragraph">
      <loext:graphic-properties draw:fill="none"/>
      <style:paragraph-properties style:text-autospace="none" style:writing-mode="lr-tb"/>
      <style:text-properties style:font-name="Liberation Sans4" fo:font-size="22.8999996185303pt" style:font-name-asian="Calibri1" style:font-size-asian="19pt" style:font-name-complex="Calibri1" style:font-size-complex="19pt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fo:font-size="26pt" style:font-size-asian="26pt" style:font-size-complex="26pt"/>
    </style:style>
    <style:style style:name="P16" style:family="paragraph">
      <style:paragraph-properties style:text-autospace="none"/>
      <style:text-properties fo:font-size="15.6999998092651pt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  <style:text-properties fo:font-size="15.6999998092651pt"/>
    </style:style>
    <style:style style:name="P18" style:family="paragraph">
      <loext:graphic-properties draw:fill="none"/>
      <style:paragraph-properties style:text-autospace="none" style:writing-mode="lr-tb"/>
      <style:text-properties fo:color="#000000" loext:opacity="100%" loext:color-lum-mod="100%" loext:color-lum-off="0%" style:font-name="Liberation Sans4" fo:font-size="15.6999998092651pt" style:font-name-asian="Symbol1" style:font-size-asian="13pt" style:font-name-complex="Symbol1" style:font-size-complex="13pt"/>
    </style:style>
    <style:style style:name="P19" style:family="paragraph">
      <loext:graphic-properties draw:fill="none"/>
      <style:paragraph-properties style:text-autospace="none" style:writing-mode="lr-tb"/>
      <style:text-properties fo:color="#000000" loext:opacity="100%" loext:color-lum-mod="100%" loext:color-lum-off="0%" style:font-name="Liberation Sans4" fo:font-size="15.6999998092651pt" fo:font-style="italic" style:font-name-asian="Calibri1" style:font-size-asian="13pt" style:font-style-asian="italic" style:font-name-complex="Calibri1" style:font-size-complex="13pt" style:font-style-complex="italic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26pt" style:font-size-asian="26pt" style:font-size-complex="26pt"/>
    </style:style>
    <style:style style:name="P22" style:family="paragraph">
      <loext:graphic-properties draw:fill="none"/>
      <style:paragraph-properties style:writing-mode="lr-tb"/>
      <style:text-properties fo:color="#000000" loext:opacity="100%" loext:color-lum-mod="100%" loext:color-lum-off="0%" fo:font-size="21.7000007629395pt" fo:font-weight="bold" style:font-weight-asian="bold" style:font-weight-complex="bold"/>
    </style:style>
    <style:style style:name="P23" style:family="paragraph">
      <loext:graphic-properties draw:fill="none"/>
      <style:paragraph-properties style:writing-mode="lr-tb"/>
      <style:text-properties fo:font-size="21.7000007629395pt"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21.7000007629395pt"/>
    </style:style>
    <style:style style:name="P25" style:family="paragraph">
      <style:text-properties fo:font-size="31.3999996185303pt"/>
    </style:style>
    <style:style style:name="P26" style:family="paragraph">
      <loext:graphic-properties draw:fill="none"/>
      <style:paragraph-properties style:writing-mode="lr-tb"/>
      <style:text-properties fo:font-size="31.3999996185303pt" style:font-size-asian="26pt" style:font-size-complex="26pt"/>
    </style:style>
    <style:style style:name="P27" style:family="paragraph">
      <style:paragraph-properties fo:text-align="center"/>
      <style:text-properties fo:font-size="31.3999996185303pt"/>
    </style:style>
    <style:style style:name="P28" style:family="paragraph">
      <loext:graphic-properties draw:fill="none"/>
      <style:paragraph-properties fo:text-align="center" style:writing-mode="lr-tb"/>
      <style:text-properties fo:font-size="31.3999996185303pt" style:font-size-asian="26pt" style:font-size-complex="26pt"/>
    </style:style>
    <style:style style:name="P29" style:family="paragraph">
      <style:paragraph-properties style:text-autospace="none"/>
      <style:text-properties fo:font-size="21.7000007629395pt"/>
    </style:style>
    <style:style style:name="P30" style:family="paragraph">
      <loext:graphic-properties draw:fill="none"/>
      <style:paragraph-properties style:text-autospace="none" style:writing-mode="lr-tb"/>
      <style:text-properties fo:color="#000000" loext:opacity="100%" loext:color-lum-mod="100%" loext:color-lum-off="0%" style:font-name="Liberation Sans4" fo:font-size="21.7000007629395pt" style:font-name-asian="Calibri1" style:font-size-asian="18pt" style:font-name-complex="Calibri1" style:font-size-complex="18pt"/>
    </style:style>
    <style:style style:name="P31" style:family="paragraph">
      <loext:graphic-properties draw:fill="none"/>
      <style:paragraph-properties style:writing-mode="lr-tb"/>
      <style:text-properties fo:color="#729fcf" loext:opacity="100%" loext:color-lum-mod="100%" loext:color-lum-off="0%" fo:font-size="21.7000007629395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/>
      <style:paragraph-properties style:text-autospace="none" style:writing-mode="lr-tb"/>
      <style:text-properties fo:color="#000000" loext:opacity="100%" loext:color-lum-mod="100%" loext:color-lum-off="0%" style:font-name="Liberation Sans4" fo:font-size="15.6999998092651pt" style:font-name-asian="Calibri1" style:font-size-asian="13pt" style:font-name-complex="Calibri1" style:font-size-complex="13pt"/>
    </style:style>
    <style:style style:name="P34" style:family="paragraph">
      <loext:graphic-properties draw:fill="none"/>
      <style:paragraph-properties style:text-autospace="none" style:writing-mode="lr-tb"/>
      <style:text-properties fo:color="#000000" loext:opacity="100%" loext:color-lum-mod="100%" loext:color-lum-off="0%" style:font-name="Liberation Sans4" fo:font-size="15.6999998092651pt" style:font-name-asian="Calibri1" style:font-size-asian="18pt" style:font-name-complex="Calibri1" style:font-size-complex="18pt"/>
    </style:style>
    <style:style style:name="P35" style:family="paragraph">
      <style:paragraph-properties fo:text-align="center"/>
      <style:text-properties fo:font-size="21.7000007629395pt"/>
    </style:style>
    <style:style style:name="P36" style:family="paragraph">
      <loext:graphic-properties draw:fill="none"/>
      <style:paragraph-properties fo:text-align="center" style:writing-mode="lr-tb"/>
      <style:text-properties fo:font-size="21.7000007629395pt" style:font-size-asian="18pt" style:font-size-complex="18pt"/>
    </style:style>
    <style:style style:name="P37" style:family="paragraph">
      <loext:graphic-properties draw:fill="none"/>
      <style:paragraph-properties style:writing-mode="lr-tb"/>
      <style:text-properties fo:color="#5983b0" loext:opacity="100%" loext:color-lum-mod="100%" loext:color-lum-off="0%" fo:font-size="21.7000007629395pt" fo:font-weight="bold" style:font-weight-asian="bold" style:font-weight-complex="bold"/>
    </style:style>
    <style:style style:name="P38" style:family="paragraph">
      <style:text-properties fo:font-size="18.1000003814697pt"/>
    </style:style>
    <style:style style:name="P39" style:family="paragraph">
      <loext:graphic-properties draw:fill="none"/>
      <style:paragraph-properties style:writing-mode="lr-tb"/>
      <style:text-properties fo:font-size="18.1000003814697pt" style:font-size-asian="15pt" style:font-size-complex="15pt"/>
    </style:style>
    <style:style style:name="P40" style:family="paragraph">
      <style:paragraph-properties fo:margin-left="0cm" fo:margin-right="0cm" fo:margin-top="0cm" fo:margin-bottom="0cm" fo:line-height="100%" fo:text-indent="0cm"/>
      <style:text-properties fo:font-size="18.1000003814697pt"/>
    </style:style>
    <style:style style:name="P41" style:family="paragraph">
      <loext:graphic-properties draw:fill="none"/>
      <style:paragraph-properties style:text-autospace="none" style:writing-mode="lr-tb"/>
      <style:text-properties style:font-name="Liberation Sans4" fo:font-size="15.6999998092651pt" style:font-name-asian="Calibri1" style:font-size-asian="10pt" style:font-name-complex="Calibri1" style:font-size-complex="10pt"/>
    </style:style>
    <style:style style:name="P42" style:family="paragraph">
      <loext:graphic-properties draw:fill="none"/>
      <style:paragraph-properties style:text-autospace="none" style:writing-mode="lr-tb"/>
      <style:text-properties style:font-name="Liberation Sans4" fo:font-size="15.6999998092651pt" style:font-name-asian="Calibri1" style:font-size-asian="13pt" style:font-name-complex="Calibri1" style:font-size-complex="13pt"/>
    </style:style>
    <style:style style:name="P43" style:family="paragraph">
      <loext:graphic-properties draw:fill="none"/>
      <style:paragraph-properties style:text-autospace="none" style:writing-mode="lr-tb"/>
      <style:text-properties style:font-name="Liberation Sans4" fo:font-size="15.6999998092651pt" fo:font-weight="bold" style:font-name-asian="Calibri1" style:font-size-asian="13pt" style:font-name-complex="Calibri1" style:font-size-complex="13pt"/>
    </style:style>
    <style:style style:name="P44" style:family="paragraph">
      <loext:graphic-properties draw:fill="none"/>
      <style:paragraph-properties style:text-autospace="none" style:writing-mode="lr-tb"/>
      <style:text-properties fo:color="#000000" loext:opacity="100%" loext:color-lum-mod="100%" loext:color-lum-off="0%" style:font-name="Liberation Sans4" fo:font-size="15.6999998092651pt" fo:font-weight="bold" style:font-name-asian="Calibri1" style:font-size-asian="13pt" style:font-name-complex="Calibri1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 New1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9pt" fo:font-style="normal" fo:text-shadow="none" style:text-underline-style="none" fo:font-weight="normal" style:letter-kerning="true" style:font-name-asian="Calibri1" style:font-size-asian="19pt" style:font-style-asian="normal" style:font-weight-asian="normal" style:font-name-complex="Calibri1" style:font-size-complex="1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,Italic" fo:font-size="19pt" fo:font-style="italic" fo:text-shadow="none" style:text-underline-style="none" fo:font-weight="normal" style:letter-kerning="true" style:font-name-asian="Calibri,Italic" style:font-size-asian="19pt" style:font-style-asian="italic" style:font-weight-asian="normal" style:font-name-complex="Calibri,Italic" style:font-size-complex="19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9pt" style:font-size-asian="19pt" style:font-size-complex="19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9pt" fo:font-style="normal" fo:text-shadow="none" style:text-underline-style="none" fo:font-weight="normal" style:letter-kerning="true" style:font-name-asian="Calibri1" style:font-size-asian="19pt" style:font-style-asian="normal" style:font-weight-asian="normal" style:font-name-complex="Calibri1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00" loext:opacity="100%" style:font-name="Liberation Sans4" fo:font-size="13pt" style:font-name-asian="Calibri1" style:font-size-asian="13pt" style:font-name-complex="Calibri1" style:font-size-complex="13pt"/>
    </style:style>
    <style:style style:name="T10" style:family="text">
      <style:text-properties fo:color="#000000" loext:opacity="100%" style:font-name="Liberation Sans4" fo:font-size="13pt" style:font-name-asian="Calibri3" style:font-size-asian="13pt" style:font-name-complex="Calibri3" style:font-size-complex="13pt"/>
    </style:style>
    <style:style style:name="T11" style:family="text">
      <style:text-properties fo:color="#000000" loext:opacity="100%" style:font-name="Liberation Sans4" fo:font-size="13pt" fo:font-weight="bold" style:font-name-asian="Courier New3" style:font-size-asian="13pt" style:font-weight-asian="bold" style:font-name-complex="Courier New3" style:font-size-complex="13pt" style:font-weight-complex="bold"/>
    </style:style>
    <style:style style:name="T12" style:family="text">
      <style:text-properties fo:color="#000000" loext:opacity="100%" style:font-name="Liberation Sans4" fo:font-size="13pt" style:font-name-asian="Courier New3" style:font-size-asian="13pt" style:font-name-complex="Courier New3" style:font-size-complex="13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3pt" fo:font-style="normal" fo:text-shadow="none" style:text-underline-style="none" fo:font-weight="normal" style:letter-kerning="true" style:font-name-asian="Symbol1" style:font-size-asian="13pt" style:font-style-asian="normal" style:font-weight-asian="normal" style:font-name-complex="Symbo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3pt" fo:font-style="normal" fo:text-shadow="none" style:text-underline-style="none" fo:font-weight="bold" style:letter-kerning="true" style:font-name-asian="Symbol1" style:font-size-asian="13pt" style:font-style-asian="normal" style:font-weight-asian="bold" style:font-name-complex="Symbol1" style:font-size-complex="13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Liberation Sans4" fo:font-size="13pt" fo:font-weight="bold" style:font-name-asian="Calibri3" style:font-size-asian="13pt" style:font-weight-asian="bold" style:font-name-complex="Calibri3" style:font-size-complex="13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3pt" fo:font-style="italic" fo:text-shadow="none" style:text-underline-style="none" fo:font-weight="normal" style:letter-kerning="true" style:font-name-asian="Calibri1" style:font-size-asian="13pt" style:font-style-asian="italic" style:font-weight-asian="normal" style:font-name-complex="Calibri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3pt" fo:font-style="italic" fo:text-shadow="none" style:text-underline-style="none" fo:font-weight="normal" style:letter-kerning="true" style:font-name-asian="Courier New3" style:font-size-asian="13pt" style:font-style-asian="italic" style:font-weight-asian="normal" style:font-name-complex="Courier New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Courier New1" fo:font-size="18pt" fo:font-weight="bold" style:font-weight-asian="bold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Liberation Sans4" fo:font-size="18pt" style:font-name-asian="Calibri1" style:font-size-asian="18pt" style:font-name-complex="Calibri1" style:font-size-complex="18pt"/>
    </style:style>
    <style:style style:name="T23" style:family="text">
      <style:text-properties fo:color="#000000" loext:opacity="100%" style:font-name="Liberation Sans4" fo:font-size="18pt" fo:font-style="italic" fo:font-weight="bold" style:font-name-asian="Calibri1" style:font-size-asian="18pt" style:font-style-asian="italic" style:font-weight-asian="bold" style:font-name-complex="Calibri1" style:font-size-complex="18pt" style:font-style-complex="italic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alibri1" style:font-size-asian="18pt" style:font-style-asian="normal" style:font-weight-asian="normal" style:font-name-complex="Calib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0c1" loext:opacity="100%" style:font-name="Liberation Sans4" fo:font-size="18pt" style:font-name-asian="Courier New3" style:font-size-asian="18pt" style:font-name-complex="Courier New3" style:font-size-complex="18pt"/>
    </style:style>
    <style:style style:name="T26" style:family="text">
      <style:text-properties fo:color="#5983b0" loext:opacity="100%" style:font-name="Courier New1" fo:font-weight="bold" style:font-weight-asian="bold" style:font-weight-complex="bold"/>
    </style:style>
    <style:style style:name="T27" style:family="text">
      <style:text-properties fo:color="#b4c7dc" loext:opacity="100%" style:font-name="Courier New1" fo:font-weight="bold" style:font-weight-asian="bold" style:font-weight-complex="bold"/>
    </style:style>
    <style:style style:name="T28" style:family="text">
      <style:text-properties fo:color="#000000" loext:opacity="100%" style:font-name="Liberation Sans4" fo:font-size="13pt" style:font-name-asian="Calibri1" style:font-size-asian="18pt" style:font-name-complex="Calibri1" style:font-size-complex="18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5983b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variant="normal" fo:text-transform="none" fo:color="#729fcf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3pt" fo:font-style="normal" fo:text-shadow="none" style:text-underline-style="none" fo:font-weight="normal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3pt" fo:font-style="normal" fo:text-shadow="none" style:text-underline-style="none" fo:font-weight="bold" style:letter-kerning="true" style:font-name-asian="Courier New3" style:font-size-asian="13pt" style:font-style-asian="normal" style:font-weight-asian="bold" style:font-name-complex="Courier New3" style:font-size-complex="13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3pt" fo:font-style="normal" fo:text-shadow="none" style:text-underline-style="none" fo:font-weight="normal" style:letter-kerning="true" style:font-name-asian="Courier New3" style:font-size-asian="13pt" style:font-style-asian="normal" style:font-weight-asian="normal" style:font-name-complex="Courier New3" style:font-size-complex="1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4" fo:font-size="13pt" style:font-name-asian="Calibri1" style:font-size-asian="11pt" style:font-name-complex="Calibri1" style:font-size-complex="11pt"/>
    </style:style>
    <style:style style:name="T37" style:family="text">
      <style:text-properties style:font-name="Liberation Sans4" fo:font-size="13pt" fo:font-style="italic" style:font-name-asian="Calibri,Italic" style:font-size-asian="11pt" style:font-style-asian="italic" style:font-name-complex="Calibri,Italic" style:font-size-complex="11pt" style:font-style-complex="italic"/>
    </style:style>
    <style:style style:name="T38" style:family="text">
      <style:text-properties style:font-name="Liberation Sans4" fo:font-size="13pt" style:font-name-asian="Calibri3" style:font-size-asian="11pt" style:font-name-complex="Calibri3" style:font-size-complex="11pt"/>
    </style:style>
    <style:style style:name="T39" style:family="text">
      <style:text-properties style:font-name="Liberation Sans4" fo:font-size="13pt" style:font-name-asian="Calibri1" style:font-size-asian="13pt" style:font-name-complex="Calibri1" style:font-size-complex="13pt"/>
    </style:style>
    <style:style style:name="T40" style:family="text">
      <style:text-properties style:font-name="Liberation Sans4" fo:font-size="13pt" fo:font-style="italic" style:font-name-asian="Calibri1" style:font-size-asian="13pt" style:font-style-asian="italic" style:font-name-complex="Calibri1" style:font-size-complex="13pt" style:font-style-complex="italic"/>
    </style:style>
    <style:style style:name="T41" style:family="text">
      <style:text-properties style:font-name="Liberation Sans4" fo:font-size="13pt" fo:font-style="normal" style:font-name-asian="Calibri1" style:font-size-asian="13pt" style:font-style-asian="normal" style:font-name-complex="Calibri1" style:font-size-complex="13pt" style:font-style-complex="normal"/>
    </style:style>
    <style:style style:name="T42" style:family="text">
      <style:text-properties style:font-name="Liberation Sans4" fo:font-size="13pt" fo:font-style="italic" fo:font-weight="normal" style:font-name-asian="Calibri1" style:font-size-asian="13pt" style:font-style-asian="italic" style:font-weight-asian="normal" style:font-name-complex="Calibri1" style:font-size-complex="13pt" style:font-style-complex="italic" style:font-weight-complex="normal"/>
    </style:style>
    <style:style style:name="T43" style:family="text">
      <style:text-properties style:font-name="Liberation Sans4" fo:font-size="13pt" fo:font-style="italic" style:font-name-asian="Calibri,Italic" style:font-size-asian="13pt" style:font-style-asian="italic" style:font-name-complex="Calibri,Italic" style:font-size-complex="13pt" style:font-style-complex="italic"/>
    </style:style>
    <style:style style:name="T44" style:family="text">
      <style:text-properties style:font-name="Liberation Sans4" fo:font-size="13pt" fo:font-style="italic" style:font-name-asian="Calibri,Italic2" style:font-size-asian="13pt" style:font-style-asian="italic" style:font-name-complex="Calibri,Italic2" style:font-size-complex="13pt" style:font-style-complex="italic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alibri1" style:font-size-asian="18pt" style:font-style-asian="normal" style:font-weight-asian="bold" style:font-name-complex="Calibri1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0.478cm" svg:height="7.066cm" svg:x="1.694cm" svg:y="0.615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presentation:style-name="pr2" draw:text-style-name="P3" draw:layer="layout" svg:width="30.478cm" svg:height="11.048cm" svg:x="1.694cm" svg:y="4.457cm">
          <draw:text-box>
            <text:p text:style-name="P2">Лекция 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1" draw:layer="layout" svg:width="30.478cm" svg:height="3.18cm" svg:x="1.693cm" svg:y="0.758cm" presentation:class="title" presentation:user-transformed="true">
          <draw:text-box>
            <text:p>4. <text:span text:style-name="T1">Преобразования</text:span> типов.</text:p>
          </draw:text-box>
        </draw:frame>
        <draw:frame draw:style-name="gr2" draw:text-style-name="P6" draw:layer="layout" svg:width="32.245cm" svg:height="2.025cm" svg:x="0.91cm" svg:y="3.992cm">
          <draw:text-box>
            <text:p text:style-name="P5">Преобразование значения переменной одного типа в значение другого типа называется приведение типа и бывает явным и неявным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7" draw:layer="layout" svg:width="30.478cm" svg:height="3.18cm" svg:x="1.693cm" svg:y="0.758cm" presentation:class="title" presentation:user-transformed="true">
          <draw:text-box>
            <text:p><text:span text:style-name="T2">Явные преобразования типов</text:span></text:p>
          </draw:text-box>
        </draw:frame>
        <draw:frame draw:style-name="gr3" draw:text-style-name="P6" draw:layer="layout" svg:width="10.284cm" svg:height="2.015cm" svg:x="0.921cm" svg:y="5.836cm">
          <draw:text-box>
            <text:p text:style-name="P5"><text:span text:style-name="T3">(имя типа) выражение</text:span></text:p>
          </draw:text-box>
        </draw:frame>
        <draw:frame draw:style-name="gr4" draw:text-style-name="P9" draw:layer="layout" svg:width="31.336cm" svg:height="1.931cm" svg:x="0.614cm" svg:y="3.685cm">
          <draw:text-box>
            <text:p text:style-name="P8"><text:span text:style-name="T4">Для любого выражения можно явно ("насильно") указать преобразование его типа, используя унарный оператор, называемый </text:span><text:span text:style-name="T5">приведением типа</text:span><text:span text:style-name="T4">.</text:span></text:p>
          </draw:text-box>
        </draw:frame>
        <draw:frame draw:style-name="gr5" draw:text-style-name="P6" draw:layer="layout" svg:width="19.808cm" svg:height="3.757cm" svg:x="1.082cm" svg:y="7.986cm">
          <draw:text-box>
            <text:p text:style-name="P5"><text:span text:style-name="T3">int x = 10;</text:span></text:p>
            <text:p text:style-name="P5"><text:span text:style-name="T3">double y = 15.3;</text:span></text:p>
            <text:p text:style-name="P5"><text:span text:style-name="T3">y = y + (double)x; //15.3 + 10.0 = 25.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text-style-name="P7" draw:layer="layout" svg:width="30.478cm" svg:height="3.18cm" svg:x="1.694cm" svg:y="0.759cm" presentation:class="title" presentation:user-transformed="true">
          <draw:text-box>
            <text:p><text:span text:style-name="T2">Неявные преобразования типов</text:span></text:p>
          </draw:text-box>
        </draw:frame>
        <draw:frame draw:style-name="gr6" draw:text-style-name="P12" draw:layer="layout" svg:width="31.95cm" svg:height="2.105cm" svg:x="1.228cm" svg:y="5.574cm">
          <draw:text-box>
            <text:p text:style-name="P11"><text:span text:style-name="T6">При неявном приведении преобразование происходит автоматически, по правилам, заложенным в языке Си.</text:span></text:p>
          </draw:text-box>
        </draw:frame>
        <draw:frame draw:style-name="gr6" draw:text-style-name="P13" draw:layer="layout" svg:width="32.02cm" svg:height="2.105cm" svg:x="1.158cm" svg:y="3.29cm">
          <draw:text-box>
            <text:p text:style-name="P8"><text:span text:style-name="T7">Если операнды оператора принадлежат к разным типам, и нет явного приведения типа, то они <text:s/>неявно приводятся к некоторому общему типу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15" draw:layer="layout" svg:width="31.4cm" svg:height="2.481cm" svg:x="1.164cm" svg:y="1.535cm" presentation:class="title" presentation:user-transformed="true">
          <draw:text-box>
            <text:p text:style-name="P14"><text:span text:style-name="T8">Правила неявного приведения типов при арифметических операциях</text:span></text:p>
          </draw:text-box>
        </draw:frame>
        <draw:frame draw:style-name="gr7" draw:text-style-name="P18" draw:layer="layout" svg:width="33.663cm" svg:height="7.425cm" svg:x="0.13cm" svg:y="4.862cm">
          <draw:text-box>
            <text:list text:style-name="L1">
              <text:list-item>
                <text:p text:style-name="P16"><text:span text:style-name="T9">Если какой</text:span><text:span text:style-name="T10">-</text:span><text:span text:style-name="T9">либо из операндов принадлежит типу </text:span><text:span text:style-name="T11">long double</text:span><text:span text:style-name="T9">, то и другой приводится к </text:span><text:span text:style-name="T11">long double</text:span><text:span text:style-name="T10">.</text:span></text:p>
                <text:p text:style-name="P16"><text:span text:style-name="T10"/></text:p>
              </text:list-item>
              <text:list-item>
                <text:p text:style-name="P16"><text:span text:style-name="T9">В противном случае, если какой</text:span><text:span text:style-name="T10">-</text:span><text:span text:style-name="T9">либо из операндов принадлежит типу </text:span><text:span text:style-name="T11">double</text:span><text:span text:style-name="T9">, то и другой приводится к </text:span><text:span text:style-name="T11">double</text:span><text:span text:style-name="T10">.</text:span></text:p>
                <text:p text:style-name="P16"><text:span text:style-name="T10"/></text:p>
              </text:list-item>
              <text:list-item>
                <text:p text:style-name="P16"><text:span text:style-name="T9">В противном случае, если какой</text:span><text:span text:style-name="T10">-</text:span><text:span text:style-name="T9">либо из операндов принадлежит типу </text:span><text:span text:style-name="T11">float</text:span><text:span text:style-name="T9">, то и другой приводится к </text:span><text:span text:style-name="T11">float</text:span><text:span text:style-name="T10">.</text:span></text:p>
                <text:p text:style-name="P16"><text:span text:style-name="T10"/></text:p>
              </text:list-item>
              <text:list-item>
                <text:p text:style-name="P16"><text:span text:style-name="T9">В противном случае операнды типов </text:span><text:span text:style-name="T11">char</text:span><text:span text:style-name="T12"> </text:span><text:span text:style-name="T9">и </text:span><text:span text:style-name="T11">short</text:span><text:span text:style-name="T12"> </text:span><text:span text:style-name="T9">приводятся к </text:span><text:span text:style-name="T11">int</text:span><text:span text:style-name="T10">.</text:span></text:p>
                <text:p text:style-name="P16"><text:span text:style-name="T10"/></text:p>
              </text:list-item>
              <text:list-item>
                <text:p text:style-name="P16"><text:span text:style-name="T9">Если один из операндов типа </text:span><text:span text:style-name="T11">long</text:span><text:span text:style-name="T9">, то и другой приводится к </text:span><text:span text:style-name="T11">long</text:span><text:span text:style-name="T10">.</text:span></text:p>
                <text:p text:style-name="P16"><text:span text:style-name="T10"/></text:p>
              </text:list-item>
              <text:list-item>
                <text:p text:style-name="P17"><text:span text:style-name="T13">Если один из типов </text:span><text:span text:style-name="T14">signed</text:span><text:span text:style-name="T13">, другой </text:span><text:span text:style-name="T14">unsigned</text:span><text:span text:style-name="T13">, а ранг одинаковый, то приводится к </text:span><text:span text:style-name="T15">unsigned</text:span><text:span text:style-name="T10"> этого ранга.</text:span></text:p>
              </text:list-item>
            </text:list>
          </draw:text-box>
        </draw:frame>
        <draw:frame draw:style-name="gr8" draw:text-style-name="P6" draw:layer="layout" svg:width="31.175cm" svg:height="3.787cm" svg:x="0.468cm" svg:y="12.494cm">
          <draw:text-box>
            <text:p text:style-name="P5"><text:span text:style-name="T3">int x = 10;</text:span></text:p>
            <text:p text:style-name="P5"><text:span text:style-name="T3">double y = 4.0;</text:span></text:p>
            <text:p text:style-name="P5"><text:span text:style-name="T3">double result = x + y; // 10.0 + 4.0 = 14.0</text:span></text:p>
            <text:p text:style-name="P5"><text:span text:style-name="T3"><text:s text:c="23"/></text:span><text:span text:style-name="T3">// x неявно приводится к типу double</text:span></text:p>
          </draw:text-box>
        </draw:frame>
        <draw:frame draw:style-name="gr9" draw:text-style-name="P19" draw:layer="layout" svg:width="30.414cm" svg:height="1.38cm" svg:x="0.307cm" svg:y="17.51cm">
          <draw:text-box>
            <text:p text:style-name="P16"><text:span text:style-name="T16">Операнды типа </text:span><text:span text:style-name="T17">float </text:span><text:span text:style-name="T16">не приводятся автоматически к типу </text:span><text:span text:style-name="T17">doubl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text-style-name="P21" draw:layer="layout" svg:width="31.4cm" svg:height="2.481cm" svg:x="1.147cm" svg:y="1.537cm" presentation:class="title" presentation:user-transformed="true">
          <draw:text-box>
            <text:p text:style-name="P20"><text:span text:style-name="T8">Неявные преобразования типов при присвоении</text:span></text:p>
          </draw:text-box>
        </draw:frame>
        <draw:frame draw:style-name="gr2" draw:text-style-name="P6" draw:layer="layout" svg:width="34.242cm" svg:height="2.025cm" svg:x="0.307cm" svg:y="4.119cm">
          <draw:text-box>
            <text:p text:style-name="P5">Значение правой части присвоения приводится к типу левой части, который и является типом результата.</text:p>
          </draw:text-box>
        </draw:frame>
        <draw:frame draw:style-name="gr10" draw:text-style-name="P6" draw:layer="layout" svg:width="31.175cm" svg:height="3.379cm" svg:x="0.775cm" svg:y="7.372cm">
          <draw:text-box>
            <text:p text:style-name="P5"><text:span text:style-name="T3">int i;</text:span></text:p>
            <text:p text:style-name="P5"><text:span text:style-name="T3">char c;</text:span></text:p>
            <text:p text:style-name="P5"><text:span text:style-name="T3">i = c; // неявное приведение char к i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21" draw:layer="layout" svg:width="31.4cm" svg:height="2.481cm" svg:x="1.164cm" svg:y="1.205cm" presentation:class="title" presentation:user-transformed="true">
          <draw:text-box>
            <text:p text:style-name="P20"><text:span text:style-name="T8">Потеря информации при преобразовании типов</text:span></text:p>
          </draw:text-box>
        </draw:frame>
        <draw:frame draw:style-name="gr11" draw:text-style-name="P22" draw:layer="layout" svg:width="15.67cm" svg:height="1.165cm" svg:x="0.612cm" svg:y="6.143cm">
          <draw:text-box>
            <text:p text:style-name="P5"><text:span text:style-name="T18">char -&gt; short -&gt; int -&gt; long</text:span></text:p>
          </draw:text-box>
        </draw:frame>
        <draw:frame draw:style-name="gr11" draw:text-style-name="P23" draw:layer="layout" svg:width="29.188cm" svg:height="1.165cm" svg:x="0.612cm" svg:y="7.437cm">
          <draw:text-box>
            <text:p text:style-name="P5"><text:span text:style-name="T19">unsigned char -&gt; unsigned short -&gt; unsigned int -&gt; unsigned long</text:span></text:p>
          </draw:text-box>
        </draw:frame>
        <draw:frame draw:style-name="gr12" draw:text-style-name="P22" draw:layer="layout" svg:width="15.056cm" svg:height="1.164cm" svg:x="0.612cm" svg:y="8.667cm">
          <draw:text-box>
            <text:p text:style-name="P5"><text:span text:style-name="T18">float -&gt; double -&gt; long double</text:span></text:p>
          </draw:text-box>
        </draw:frame>
        <draw:frame draw:style-name="gr13" draw:text-style-name="P6" draw:layer="layout" svg:width="34.242cm" svg:height="1.229cm" svg:x="0.472cm" svg:y="4.3cm">
          <draw:text-box>
            <text:p text:style-name="P5">Цепочки преобразований без потери информации:</text:p>
          </draw:text-box>
        </draw:frame>
        <draw:frame draw:style-name="gr14" draw:text-style-name="P6" draw:layer="layout" svg:width="29.185cm" svg:height="2.024cm" svg:x="0.614cm" svg:y="11.123cm">
          <draw:text-box>
            <text:p text:style-name="P5">В остальных случаях мы можем столкнуться с потерей информации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10" draw:text-style-name="P6" draw:layer="layout" svg:width="31.175cm" svg:height="3.379cm" svg:x="0.614cm" svg:y="3.992cm">
          <draw:text-box>
            <text:p text:style-name="P5"><text:span text:style-name="T3">float f = 15.81;</text:span></text:p>
            <text:p text:style-name="P5"><text:span text:style-name="T3">int c;</text:span></text:p>
            <text:p text:style-name="P5"><text:span text:style-name="T3">c = f; // c = 15 неявное приведение с потерей информации</text:span></text:p>
          </draw:text-box>
        </draw:frame>
        <draw:frame draw:style-name="gr15" draw:text-style-name="P6" draw:layer="layout" svg:width="32.257cm" svg:height="4.658cm" svg:x="0.614cm" svg:y="8.858cm">
          <draw:text-box>
            <text:p text:style-name="P5"><text:span text:style-name="T3">int i = 100000; <text:s text:c="2"/>// 0x000186A0 – 4 байта</text:span></text:p>
            <text:p text:style-name="P5"><text:span text:style-name="T3">unsigned short s; // 2 байта</text:span></text:p>
            <text:p text:style-name="P5"><text:span text:style-name="T3">s = i; <text:s text:c="11"/>//неявное приведение с потерей информации</text:span></text:p>
            <text:p text:style-name="P24"><text:span text:style-name="T3"><text:s text:c="18"/></text:span><text:span text:style-name="T3">//s = 34464 <text:s/>(0x86A0)</text:span></text:p>
          </draw:text-box>
        </draw:frame>
        <draw:frame presentation:style-name="pr5" draw:text-style-name="P21" draw:layer="layout" svg:width="31.4cm" svg:height="2.481cm" svg:x="1.165cm" svg:y="1.206cm" presentation:class="title" presentation:user-transformed="true">
          <draw:text-box>
            <text:p text:style-name="P20"><text:span text:style-name="T8">Примеры потери информации</text:span></text:p>
          </draw:text-box>
        </draw:frame>
        <draw:frame draw:style-name="gr16" draw:text-style-name="P6" draw:layer="layout" svg:width="32.257cm" svg:height="2.916cm" svg:x="0.614cm" svg:y="13.98cm">
          <draw:text-box>
            <text:p text:style-name="P5"><text:span text:style-name="T3">unsigned short s1 = 65535; // (0xffff)</text:span></text:p>
            <text:p text:style-name="P5"><text:span text:style-name="T3">short s2 = s1; //неявное приведение с потерей информации</text:span></text:p>
            <text:p text:style-name="P24"><text:span text:style-name="T3"><text:s text:c="15"/></text:span><text:span text:style-name="T3">//s2 = -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6">
        <draw:frame draw:style-name="gr17" draw:text-style-name="P26" draw:layer="layout" svg:width="32.257cm" svg:height="1.843cm" svg:x="0.921cm" svg:y="2.149cm">
          <draw:text-box>
            <text:p text:style-name="P25"><text:span text:style-name="T8">Зачем нужно явное приведение типов если есть неявное?</text:span></text:p>
          </draw:text-box>
        </draw:frame>
        <draw:frame draw:style-name="gr10" draw:text-style-name="P6" draw:layer="layout" svg:width="31.175cm" svg:height="3.379cm" svg:x="0.776cm" svg:y="5.221cm">
          <draw:text-box>
            <text:p text:style-name="P5"><text:span text:style-name="T20">int x = 12;</text:span></text:p>
            <text:p text:style-name="P5"><text:span text:style-name="T20">int y = 7;</text:span></text:p>
            <text:p text:style-name="P5"><text:span text:style-name="T20">double z = x/y; // z = 1.0</text:span></text:p>
          </draw:text-box>
        </draw:frame>
        <draw:frame draw:style-name="gr10" draw:text-style-name="P6" draw:layer="layout" svg:width="31.175cm" svg:height="3.379cm" svg:x="0.775cm" svg:y="11.366cm">
          <draw:text-box>
            <text:p text:style-name="P5"><text:span text:style-name="T20">int x = 12;</text:span></text:p>
            <text:p text:style-name="P5"><text:span text:style-name="T20">int y = 7;</text:span></text:p>
            <text:p text:style-name="P5"><text:span text:style-name="T20">double z = (double)x/y; // z = 1.71428571428571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1" draw:layer="layout" svg:width="30.478cm" svg:height="3.18cm" svg:x="1.694cm" svg:y="0.759cm" presentation:class="title" presentation:user-transformed="true">
          <draw:text-box>
            <text:p>5. Управление потоком.</text:p>
          </draw:text-box>
        </draw:frame>
        <draw:frame draw:style-name="gr13" draw:text-style-name="P9" draw:layer="layout" svg:width="32.565cm" svg:height="1.229cm" svg:x="0.614cm" svg:y="4.3cm">
          <draw:text-box>
            <text:p text:style-name="P8"><text:span text:style-name="T4">Порядок, в котором выполняются вычисления, определяется инструкциями управления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17" draw:text-style-name="P28" draw:layer="layout" svg:width="32.257cm" svg:height="1.843cm" svg:x="0.921cm" svg:y="2.149cm">
          <draw:text-box>
            <text:p text:style-name="P27"><text:span text:style-name="T21">Блоки инструкций.</text:span></text:p>
          </draw:text-box>
        </draw:frame>
        <draw:frame draw:style-name="gr14" draw:text-style-name="P30" draw:layer="layout" svg:width="32.565cm" svg:height="2.024cm" svg:x="0.614cm" svg:y="3.992cm">
          <draw:text-box>
            <text:p text:style-name="P29"><text:span text:style-name="T22">Выражение становится </text:span><text:span text:style-name="T23">инструкцией</text:span><text:span text:style-name="T22">, если в конце его поставить точку с запятой. </text:span><text:span text:style-name="T24">В Си точка с запятой является заключающим символом инструкции.</text:span></text:p>
          </draw:text-box>
        </draw:frame>
        <draw:frame draw:style-name="gr18" draw:text-style-name="P6" draw:layer="layout" svg:width="3.526cm" svg:height="2.045cm" svg:x="0.775cm" svg:y="6.45cm">
          <draw:text-box>
            <text:p text:style-name="P5"><text:span text:style-name="T20">x = 0;</text:span></text:p>
            <text:p text:style-name="P5"><text:span text:style-name="T20">i++;</text:span></text:p>
          </draw:text-box>
        </draw:frame>
        <draw:frame draw:style-name="gr19" draw:text-style-name="P30" draw:layer="layout" svg:width="32.257cm" svg:height="2.884cm" svg:x="0.921cm" svg:y="9.522cm">
          <draw:text-box>
            <text:p text:style-name="P29"><text:span text:style-name="T22">Фигурные скобки </text:span><text:span text:style-name="T25">{ </text:span><text:span text:style-name="T22">и </text:span><text:span text:style-name="T25">} </text:span><text:span text:style-name="T22">используются для объединения объявлений и инструкций в составную инструкцию, или блок, чтобы с точки зрения синтаксиса эта новая конструкция воспринималась как одна инструкция.</text:span></text:p>
          </draw:text-box>
        </draw:frame>
        <draw:frame draw:style-name="gr19" draw:text-style-name="P30" draw:layer="layout" svg:width="32.257cm" svg:height="2.884cm" svg:x="0.921cm" svg:y="12.902cm">
          <draw:text-box>
            <text:p text:style-name="P29"><text:span text:style-name="T22">Внутри любого блока можно объявлять переменные, область видимости которых будет ограничена фигурными скобками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draw:style-name="gr17" draw:text-style-name="P28" draw:layer="layout" svg:width="32.257cm" svg:height="1.843cm" svg:x="0.921cm" svg:y="2.149cm">
          <draw:text-box>
            <text:p text:style-name="P27"><text:span text:style-name="T21">Условная инструкция</text:span></text:p>
          </draw:text-box>
        </draw:frame>
        <draw:frame draw:style-name="gr8" draw:text-style-name="P31" draw:layer="layout" svg:width="8.601cm" svg:height="3.787cm" svg:x="7.987cm" svg:y="3.992cm">
          <draw:text-box>
            <text:p text:style-name="P5"><text:span text:style-name="T26">if (выражение)</text:span></text:p>
            <text:p text:style-name="P5"><text:span text:style-name="T26"><text:s text:c="4"/></text:span><text:span text:style-name="T26">Инструкция1</text:span></text:p>
            <text:p text:style-name="P5"><text:span text:style-name="T27">else</text:span></text:p>
            <text:p text:style-name="P5"><text:span text:style-name="T27"><text:s text:c="4"/></text:span><text:span text:style-name="T27">Инструкция2</text:span></text:p>
          </draw:text-box>
        </draw:frame>
        <draw:frame draw:style-name="gr20" draw:text-style-name="P30" draw:layer="layout" svg:width="32.565cm" svg:height="1.314cm" svg:x="0.614cm" svg:y="8.601cm">
          <draw:text-box>
            <text:p text:style-name="P29"><text:span text:style-name="T22">Выражение истинно – это значит результат его вычисления отличен от 0 ( != 0 )</text:span></text:p>
          </draw:text-box>
        </draw:frame>
        <draw:line draw:style-name="gr21" draw:text-style-name="P32" draw:layer="layout" svg:x1="18.125cm" svg:y1="5.221cm" svg:x2="15.36cm" svg:y2="5.528cm">
          <text:p/>
        </draw:line>
        <draw:line draw:style-name="gr22" draw:text-style-name="P32" draw:layer="layout" svg:x1="17.818cm" svg:y1="7.68cm" svg:x2="15.36cm" svg:y2="7.066cm">
          <text:p/>
        </draw:line>
        <draw:frame draw:style-name="gr23" draw:text-style-name="P33" draw:layer="layout" svg:width="10.987cm" svg:height="1.006cm" svg:x="18.198cm" svg:y="4.523cm">
          <draw:text-box>
            <text:p text:style-name="P16"><text:span text:style-name="T9">Выполняется, когда выражение истинно</text:span></text:p>
          </draw:text-box>
        </draw:frame>
        <draw:frame draw:style-name="gr24" draw:text-style-name="P33" draw:layer="layout" svg:width="11.674cm" svg:height="0.923cm" svg:x="18.125cm" svg:y="7.065cm">
          <draw:text-box>
            <text:p text:style-name="P16"><text:span text:style-name="T9">Выполняется, когда выражение ложно</text:span></text:p>
          </draw:text-box>
        </draw:frame>
        <draw:frame draw:style-name="gr8" draw:text-style-name="P6" draw:layer="layout" svg:width="4.915cm" svg:height="3.787cm" svg:x="2.15cm" svg:y="13.416cm">
          <draw:text-box>
            <text:p text:style-name="P5"><text:span text:style-name="T20">if(a &gt; b)</text:span></text:p>
            <text:p text:style-name="P5"><text:span text:style-name="T20"><text:s text:c="3"/></text:span><text:span text:style-name="T20">c = a;</text:span></text:p>
            <text:p text:style-name="P5"><text:span text:style-name="T20">else</text:span></text:p>
            <text:p text:style-name="P5"><text:span text:style-name="T20"><text:s text:c="3"/></text:span><text:span text:style-name="T20">c = b;</text:span></text:p>
          </draw:text-box>
        </draw:frame>
        <draw:frame draw:style-name="gr25" draw:text-style-name="P6" draw:layer="layout" svg:width="7.988cm" svg:height="2.151cm" svg:x="8.601cm" svg:y="13.26cm">
          <draw:text-box>
            <text:p text:style-name="P5"><text:span text:style-name="T20">if(a &gt; b) c = a;</text:span></text:p>
            <text:p text:style-name="P5"><text:span text:style-name="T20">else c = b;</text:span></text:p>
          </draw:text-box>
        </draw:frame>
        <draw:frame draw:style-name="gr25" draw:text-style-name="P6" draw:layer="layout" svg:width="14.132cm" svg:height="2.151cm" svg:x="18.125cm" svg:y="13.26cm">
          <draw:text-box>
            <text:p text:style-name="P5"><text:span text:style-name="T20">if(a &gt; b) c = a; else c = b;</text:span></text:p>
          </draw:text-box>
        </draw:frame>
        <draw:frame draw:style-name="gr20" draw:text-style-name="P30" draw:layer="layout" svg:width="32.565cm" svg:height="1.314cm" svg:x="0.921cm" svg:y="11.366cm">
          <draw:text-box>
            <text:p text:style-name="P29"><text:span text:style-name="T22">Формы записи:</text:span></text:p>
          </draw:text-box>
        </draw:frame>
        <draw:custom-shape draw:style-name="gr26" draw:text-style-name="P32" draw:layer="layout" svg:width="9.217cm" svg:height="2.458cm" svg:x="6.758cm" svg:y="5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4" draw:layer="layout" svg:width="5.53cm" svg:height="1.213cm" svg:x="0.614cm" svg:y="6.774cm">
          <draw:text-box>
            <text:p text:style-name="P16"><text:span text:style-name="T28">Не обязательно</text:span></text:p>
          </draw:text-box>
        </draw:frame>
        <draw:line draw:style-name="gr28" draw:text-style-name="P32" draw:layer="layout" svg:x1="5.222cm" svg:y1="7.372cm" svg:x2="6.758cm" svg:y2="7.065cm">
          <text:p/>
        </draw:lin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18" draw:text-style-name="P6" draw:layer="layout" svg:width="4.915cm" svg:height="2.045cm" svg:x="1.843cm" svg:y="4.098cm">
          <draw:text-box>
            <text:p text:style-name="P5"><text:span text:style-name="T20">if(a &gt; b)</text:span></text:p>
            <text:p text:style-name="P5"><text:span text:style-name="T20"><text:s text:c="3"/></text:span><text:span text:style-name="T20">c = a;</text:span></text:p>
          </draw:text-box>
        </draw:frame>
        <draw:frame draw:style-name="gr16" draw:text-style-name="P6" draw:layer="layout" svg:width="4.915cm" svg:height="2.916cm" svg:x="9.523cm" svg:y="3.992cm">
          <draw:text-box>
            <text:p text:style-name="P5"><text:span text:style-name="T20">if(a &gt; b)</text:span></text:p>
            <text:p text:style-name="P5"><text:span text:style-name="T20"><text:s text:c="3"/></text:span><text:span text:style-name="T20">c = a;</text:span></text:p>
            <text:p text:style-name="P5"><text:span text:style-name="T20"><text:s text:c="3"/></text:span><text:span text:style-name="T20">d = b;</text:span></text:p>
          </draw:text-box>
        </draw:frame>
        <draw:custom-shape draw:style-name="gr29" draw:text-style-name="P32" draw:layer="layout" svg:width="3.687cm" svg:height="1.229cm" svg:x="10.445cm" svg:y="5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2" draw:layer="layout" svg:x1="9.523cm" svg:y1="8.601cm" svg:x2="10.752cm" svg:y2="7.065cm">
          <text:p/>
        </draw:line>
        <draw:frame draw:style-name="gr20" draw:text-style-name="P30" draw:layer="layout" svg:width="2.15cm" svg:height="1.314cm" svg:x="8.294cm" svg:y="8.516cm">
          <draw:text-box>
            <text:p text:style-name="P29"><text:span text:style-name="T22">???</text:span></text:p>
          </draw:text-box>
        </draw:frame>
        <draw:frame draw:style-name="gr15" draw:text-style-name="P6" draw:layer="layout" svg:width="4.915cm" svg:height="4.658cm" svg:x="17.511cm" svg:y="3.992cm">
          <draw:text-box>
            <text:p text:style-name="P5"><text:span text:style-name="T20">if(a &gt; b)</text:span></text:p>
            <text:p text:style-name="P5"><text:span text:style-name="T20">{</text:span></text:p>
            <text:p text:style-name="P5"><text:span text:style-name="T20"><text:s text:c="3"/></text:span><text:span text:style-name="T20">c = a;</text:span></text:p>
            <text:p text:style-name="P5"><text:span text:style-name="T20"><text:s text:c="3"/></text:span><text:span text:style-name="T20">d = b;</text:span></text:p>
            <text:p text:style-name="P5"><text:span text:style-name="T20">}</text:span></text:p>
          </draw:text-box>
        </draw:frame>
        <draw:frame draw:style-name="gr15" draw:text-style-name="P6" draw:layer="layout" svg:width="5.53cm" svg:height="4.658cm" svg:x="25.805cm" svg:y="3.992cm">
          <draw:text-box>
            <text:p text:style-name="P5"><text:span text:style-name="T20">if(a &gt; b){</text:span></text:p>
            <text:p text:style-name="P5"><text:span text:style-name="T20"><text:s text:c="3"/></text:span><text:span text:style-name="T20">c = a;</text:span></text:p>
            <text:p text:style-name="P5"><text:span text:style-name="T20"><text:s text:c="3"/></text:span><text:span text:style-name="T20">d = b;</text:span></text:p>
            <text:p text:style-name="P5"><text:span text:style-name="T20">}</text:span></text:p>
          </draw:text-box>
        </draw:frame>
        <draw:frame draw:style-name="gr13" draw:text-style-name="P30" draw:layer="layout" svg:width="20.89cm" svg:height="1.229cm" svg:x="1.843cm" svg:y="2.149cm">
          <draw:text-box>
            <text:p text:style-name="P29"><text:span text:style-name="T22">Применение фигурных скобок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draw:style-name="gr31" draw:text-style-name="P30" draw:layer="layout" svg:width="10.138cm" svg:height="1.536cm" svg:x="12.595cm" svg:y="2.149cm">
          <draw:text-box>
            <text:p text:style-name="P29"><text:span text:style-name="T22">Вложенность условий</text:span></text:p>
          </draw:text-box>
        </draw:frame>
        <draw:frame draw:style-name="gr32" draw:text-style-name="P6" draw:layer="layout" svg:width="9.831cm" svg:height="9.883cm" svg:x="3.379cm" svg:y="5.477cm">
          <draw:text-box>
            <text:p text:style-name="P5"><text:span text:style-name="T20">if(n &gt; 0)</text:span></text:p>
            <text:p text:style-name="P5"><text:span text:style-name="T20">{</text:span></text:p>
            <text:p text:style-name="P5"><text:span text:style-name="T20"><text:s text:c="4"/></text:span><text:span text:style-name="T20">if(a &gt; b)</text:span></text:p>
            <text:p text:style-name="P5"><text:span text:style-name="T20"><text:s text:c="4"/></text:span><text:span text:style-name="T20">{</text:span></text:p>
            <text:p text:style-name="P5"><text:span text:style-name="T20"><text:s text:c="8"/></text:span><text:span text:style-name="T20">z = a;</text:span></text:p>
            <text:p text:style-name="P5"><text:span text:style-name="T20"><text:s text:c="4"/></text:span><text:span text:style-name="T20">}</text:span></text:p>
            <text:p text:style-name="P5"><text:span text:style-name="T20"><text:s text:c="4"/></text:span><text:span text:style-name="T20">else</text:span></text:p>
            <text:p text:style-name="P5"><text:span text:style-name="T20"><text:s text:c="4"/></text:span><text:span text:style-name="T20">{</text:span></text:p>
            <text:p text:style-name="P5"><text:span text:style-name="T20"><text:s text:c="8"/></text:span><text:span text:style-name="T20">z = b;</text:span></text:p>
            <text:p text:style-name="P5"><text:span text:style-name="T20"><text:s text:c="4"/></text:span><text:span text:style-name="T20">}</text:span></text:p>
            <text:p text:style-name="P5"><text:span text:style-name="T20">}</text:span></text:p>
          </draw:text-box>
        </draw:frame>
        <draw:frame draw:style-name="gr15" draw:text-style-name="P6" draw:layer="layout" svg:width="9.831cm" svg:height="4.658cm" svg:x="20.276cm" svg:y="5.786cm">
          <draw:text-box>
            <text:p text:style-name="P5"><text:span text:style-name="T20">if(n &gt; 0)</text:span></text:p>
            <text:p text:style-name="P5"><text:span text:style-name="T20"><text:s text:c="4"/></text:span><text:span text:style-name="T20">if(a &gt; b)</text:span></text:p>
            <text:p text:style-name="P5"><text:span text:style-name="T20"><text:s text:c="8"/></text:span><text:span text:style-name="T20">z = a;</text:span></text:p>
            <text:p text:style-name="P5"><text:span text:style-name="T20"><text:s text:c="4"/></text:span><text:span text:style-name="T20">else</text:span></text:p>
            <text:p text:style-name="P5"><text:span text:style-name="T20"><text:s text:c="8"/></text:span><text:span text:style-name="T20">z = b;</text:span></text:p>
          </draw:text-box>
        </draw:frame>
        <draw:frame draw:style-name="gr13" draw:text-style-name="P34" draw:layer="layout" svg:width="5.53cm" svg:height="1.229cm" svg:x="18.432cm" svg:y="11.98cm">
          <draw:text-box>
            <text:p text:style-name="P16"><text:span text:style-name="T28">Неоднозначность</text:span></text:p>
          </draw:text-box>
        </draw:frame>
        <draw:custom-shape draw:style-name="gr33" draw:text-style-name="P32" draw:layer="layout" svg:width="5.837cm" svg:height="1.843cm" svg:x="21.504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2" draw:layer="layout" svg:x1="21.811cm" svg:y1="11.98cm" svg:x2="23.04cm" svg:y2="10.444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3">
        <draw:frame draw:style-name="gr17" draw:text-style-name="P36" draw:layer="layout" svg:width="32.257cm" svg:height="1.843cm" svg:x="0.921cm" svg:y="2.149cm">
          <draw:text-box>
            <text:p text:style-name="P35"><text:span text:style-name="T29">Оборот else-if</text:span></text:p>
          </draw:text-box>
        </draw:frame>
        <draw:frame draw:style-name="gr35" draw:text-style-name="P37" draw:layer="layout" svg:width="10.751cm" svg:height="8.982cm" svg:x="3.994cm" svg:y="3.995cm">
          <draw:text-box>
            <text:p text:style-name="P5"><text:span text:style-name="T26">if (выражение1)</text:span></text:p>
            <text:p text:style-name="P5"><text:span text:style-name="T26"><text:s text:c="4"/></text:span><text:span text:style-name="T26">Инструкция1</text:span></text:p>
            <text:p text:style-name="P5"><text:span text:style-name="T26">else if (выражение2)</text:span></text:p>
            <text:p text:style-name="P24"><text:span text:style-name="T30"><text:s text:c="4"/></text:span><text:span text:style-name="T26">Инструкция2</text:span></text:p>
            <text:p text:style-name="P24"><text:span text:style-name="T26">else if (выражение3)</text:span></text:p>
            <text:p text:style-name="P24"><text:span text:style-name="T30"><text:s text:c="4"/></text:span><text:span text:style-name="T26">Инструкция3</text:span></text:p>
            <text:p text:style-name="P5"><text:span text:style-name="T26">else</text:span></text:p>
            <text:p text:style-name="P5"><text:span text:style-name="T26"><text:s text:c="4"/></text:span><text:span text:style-name="T26">Инструкция4</text:span></text:p>
          </draw:text-box>
        </draw:frame>
        <draw:frame draw:style-name="gr36" draw:text-style-name="P39" draw:layer="layout" svg:width="11.674cm" svg:height="14.237cm" svg:x="18.432cm" svg:y="3.992cm">
          <draw:text-box>
            <text:p text:style-name="P38"><text:span text:style-name="T31">if(a == 0)</text:span></text:p>
            <text:p text:style-name="P38"><text:span text:style-name="T31">{</text:span></text:p>
            <text:p text:style-name="P38"><text:span text:style-name="T31"><text:s text:c="4"/></text:span><text:span text:style-name="T31">z = 8;</text:span></text:p>
            <text:p text:style-name="P38"><text:span text:style-name="T31">}</text:span></text:p>
            <text:p text:style-name="P38"><text:span text:style-name="T31">else if (a == 1)</text:span></text:p>
            <text:p text:style-name="P38"><text:span text:style-name="T31">{</text:span></text:p>
            <text:p text:style-name="P38"><text:span text:style-name="T31"><text:s text:c="4"/></text:span><text:span text:style-name="T31">z = 7;</text:span></text:p>
            <text:p text:style-name="P38"><text:span text:style-name="T31">}</text:span></text:p>
            <text:p text:style-name="P38"><text:span text:style-name="T31">else if (a == 2)</text:span></text:p>
            <text:p text:style-name="P38"><text:span text:style-name="T31">{</text:span></text:p>
            <text:p text:style-name="P38"><text:span text:style-name="T31"><text:s text:c="4"/></text:span><text:span text:style-name="T31">z = 6;</text:span></text:p>
            <text:p text:style-name="P38"><text:span text:style-name="T31">}</text:span></text:p>
            <text:p text:style-name="P38"><text:span text:style-name="T31">else</text:span></text:p>
            <text:p text:style-name="P38"><text:span text:style-name="T31">{</text:span></text:p>
            <text:p text:style-name="P38"><text:span text:style-name="T31"><text:s text:c="3"/></text:span><text:span text:style-name="T31">z = 5;</text:span></text:p>
            <text:p text:style-name="P38"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draw:frame draw:style-name="gr17" draw:text-style-name="P28" draw:layer="layout" svg:width="32.257cm" svg:height="1.843cm" svg:x="0.921cm" svg:y="1.535cm">
          <draw:text-box>
            <text:p text:style-name="P27"><text:span text:style-name="T21">Инструкция выбора</text:span></text:p>
          </draw:text-box>
        </draw:frame>
        <draw:frame draw:style-name="gr37" draw:text-style-name="P31" draw:layer="layout" svg:width="17.51cm" svg:height="6.4cm" svg:x="7.988cm" svg:y="3.995cm">
          <draw:text-box>
            <text:p text:style-name="P5"><text:span text:style-name="T26">switch (выражение)</text:span></text:p>
            <text:p text:style-name="P5"><text:span text:style-name="T26">{</text:span></text:p>
            <text:p text:style-name="P5"><text:span text:style-name="T26"><text:s text:c="4"/></text:span><text:span text:style-name="T26">case конст-выр: инструкции</text:span></text:p>
            <text:p text:style-name="P24"><text:span text:style-name="T32"><text:s text:c="4"/></text:span><text:span text:style-name="T26">case конст-выр: инструкции</text:span></text:p>
            <text:p text:style-name="P24"><text:span text:style-name="T26"><text:s text:c="4"/></text:span><text:span text:style-name="T26">case конст-выр: инструкции</text:span></text:p>
            <text:p text:style-name="P24"><text:span text:style-name="T26"><text:s text:c="4"/></text:span><text:span text:style-name="T27">default: инструкции</text:span></text:p>
            <text:p text:style-name="P24"><text:span text:style-name="T26">}</text:span></text:p>
          </draw:text-box>
        </draw:frame>
        <draw:custom-shape draw:style-name="gr38" draw:text-style-name="P32" draw:layer="layout" svg:width="12.289cm" svg:height="0.922cm" svg:x="8.294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4" draw:layer="layout" svg:width="5.53cm" svg:height="1.213cm" svg:x="1.228cm" svg:y="8.617cm">
          <draw:text-box>
            <text:p text:style-name="P16"><text:span text:style-name="T28">Не обязательно</text:span></text:p>
          </draw:text-box>
        </draw:frame>
        <draw:line draw:style-name="gr28" draw:text-style-name="P32" draw:layer="layout" svg:x1="5.836cm" svg:y1="9.216cm" svg:x2="8.294cm" svg:y2="8.909cm">
          <text:p/>
        </draw:line>
        <draw:frame draw:style-name="gr24" draw:text-style-name="P34" draw:layer="layout" svg:width="27.956cm" svg:height="0.923cm" svg:x="1.228cm" svg:y="10.461cm">
          <draw:text-box>
            <text:p text:style-name="P16"><text:span text:style-name="T28">Константные выражения должны отличаться друг от друга.</text:span></text:p>
          </draw:text-box>
        </draw:frame>
        <draw:path draw:style-name="gr39" draw:text-style-name="P32" draw:layer="layout" svg:width="7.761cm" svg:height="5.759cm" draw:transform="rotate (-1.5707963267949) translate (19.5059787853318cm 3.97959428571427cm)" svg:viewBox="0 0 7762 5760" svg:d="M0 5571c275-37 506 190 781 102 246-79 513-90 756-26 256 68 501 46 756 75 249 31 513 68 756 0 357-99 197-517 177-780-20-251 3-504-26-756-30-267 78-510 51-781-25-266 0-537 0-807 0-251 0-503 0-756 0-260 0-520 0-781 0-250-65-513 0-756 76-282 459-352 756-277 248 64 497 104 756 100 250-1 504 8 756 0 252-6 502-50 756-49 252 1 502-72 756-51h252 252 227">
          <text:p/>
        </draw:path>
        <draw:frame draw:style-name="gr25" draw:text-style-name="P34" draw:layer="layout" svg:width="9.216cm" svg:height="2.151cm" svg:x="23.962cm" svg:y="6.757cm">
          <draw:text-box>
            <text:p text:style-name="P16"><text:span text:style-name="T28">Здесь выражение == конст-выр</text:span></text:p>
            <text:p text:style-name="P16"><text:span text:style-name="T28">Поток “проваливается”</text:span></text:p>
          </draw:text-box>
        </draw:frame>
        <draw:line draw:style-name="gr40" draw:text-style-name="P32" draw:layer="layout" svg:x1="23.962cm" svg:y1="7.372cm" svg:x2="22.426cm" svg:y2="7.372cm">
          <text:p/>
        </draw:line>
        <draw:frame draw:style-name="gr23" draw:text-style-name="P33" draw:layer="layout" svg:width="31.297cm" svg:height="1.006cm" svg:x="1.267cm" svg:y="11.588cm">
          <draw:text-box>
            <text:p text:style-name="P16"><text:span text:style-name="T9">Вычисления начинаются с той ветви </text:span><text:span text:style-name="T12">case</text:span><text:span text:style-name="T10">, </text:span><text:span text:style-name="T9">в которой константа совпадает со значением выражения.</text:span></text:p>
          </draw:text-box>
        </draw:frame>
        <draw:frame draw:style-name="gr23" draw:text-style-name="P33" draw:layer="layout" svg:width="31.297cm" svg:height="1.006cm" svg:x="1.267cm" svg:y="12.595cm">
          <draw:text-box>
            <text:p text:style-name="P16"><text:span text:style-name="T9">Ветвь default выполняется, если ни одна из констант не совпадает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">
        <draw:frame draw:style-name="gr41" draw:text-style-name="P39" draw:layer="layout" svg:width="6.759cm" svg:height="11.934cm" svg:x="12.902cm" svg:y="3.378cm">
          <draw:text-box>
            <text:p text:style-name="P38"><text:span text:style-name="T31">switch (c)</text:span></text:p>
            <text:p text:style-name="P38"><text:span text:style-name="T31">{</text:span></text:p>
            <text:p text:style-name="P38"><text:span text:style-name="T31"><text:tab/></text:span><text:span text:style-name="T31">case 5:</text:span></text:p>
            <text:p text:style-name="P40"><text:span text:style-name="T31"><text:tab/></text:span><text:span text:style-name="T31">case 7:</text:span></text:p>
            <text:p text:style-name="P38"><text:span text:style-name="T31"><text:s text:c="8"/></text:span><text:span text:style-name="T31">a = 5;</text:span></text:p>
            <text:p text:style-name="P38"><text:span text:style-name="T31"><text:s text:c="4"/></text:span><text:span text:style-name="T31">case 2:</text:span></text:p>
            <text:p text:style-name="P38"><text:span text:style-name="T31"><text:s text:c="8"/></text:span><text:span text:style-name="T31">b = 8;</text:span></text:p>
            <text:p text:style-name="P38"><text:span text:style-name="T31"><text:s text:c="8"/></text:span><text:span text:style-name="T31">break;</text:span></text:p>
            <text:p text:style-name="P38"><text:span text:style-name="T31"><text:s text:c="4"/></text:span><text:span text:style-name="T31">case 17:</text:span></text:p>
            <text:p text:style-name="P38"><text:span text:style-name="T31"><text:s text:c="8"/></text:span><text:span text:style-name="T31">a = 7;</text:span></text:p>
            <text:p text:style-name="P38"><text:span text:style-name="T31"><text:s text:c="8"/></text:span><text:span text:style-name="T31">b = 9;</text:span></text:p>
            <text:p text:style-name="P38"><text:span text:style-name="T31"><text:s text:c="8"/></text:span><text:span text:style-name="T31">break;</text:span></text:p>
            <text:p text:style-name="P38"><text:span text:style-name="T31"><text:s text:c="4"/></text:span><text:span text:style-name="T31">default:</text:span></text:p>
            <text:p text:style-name="P38"><text:span text:style-name="T31"><text:s text:c="8"/></text:span><text:span text:style-name="T31">a = 0;</text:span></text:p>
            <text:p text:style-name="P38"><text:span text:style-name="T31"><text:s text:c="8"/></text:span><text:span text:style-name="T31">b = 0;</text:span></text:p>
            <text:p text:style-name="P38"><text:span text:style-name="T31">}</text:span></text:p>
          </draw:text-box>
        </draw:frame>
        <draw:frame draw:style-name="gr24" draw:text-style-name="P33" draw:layer="layout" svg:width="27.035cm" svg:height="0.923cm" svg:x="2.764cm" svg:y="16.053cm">
          <draw:text-box>
            <text:p text:style-name="P16"><text:span text:style-name="T33">Инструкция </text:span><text:span text:style-name="T34">break</text:span><text:span text:style-name="T35"> </text:span><text:span text:style-name="T33">вызывает немедленный выход из переключателя </text:span><text:span text:style-name="T34">switch</text:span><text:span text:style-name="T33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3">
        <draw:frame draw:style-name="gr17" draw:text-style-name="P28" draw:layer="layout" svg:width="32.257cm" svg:height="1.843cm" svg:x="0.921cm" svg:y="1.535cm">
          <draw:text-box>
            <text:p text:style-name="P27"><text:span text:style-name="T21">Инструкции цикла</text:span></text:p>
          </draw:text-box>
        </draw:frame>
        <draw:frame draw:style-name="gr12" draw:text-style-name="P30" draw:layer="layout" svg:width="27.035cm" svg:height="1.164cm" svg:x="0.921cm" svg:y="3.378cm">
          <draw:text-box>
            <text:p text:style-name="P5"><text:span text:style-name="T24">Цикл с предусловием:</text:span></text:p>
          </draw:text-box>
        </draw:frame>
        <draw:frame draw:style-name="gr42" draw:text-style-name="P31" draw:layer="layout" svg:width="8.601cm" svg:height="2.886cm" svg:x="11.674cm" svg:y="4.542cm">
          <draw:text-box>
            <text:p text:style-name="P5"><text:span text:style-name="T26">while (выражение)</text:span></text:p>
            <text:p text:style-name="P5"><text:span text:style-name="T26"><text:s text:c="4"/></text:span><text:span text:style-name="T26">Инструкция</text:span></text:p>
          </draw:text-box>
        </draw:frame>
        <draw:frame draw:style-name="gr43" draw:text-style-name="P41" draw:layer="layout" svg:width="31.643cm" svg:height="2.162cm" svg:x="0.921cm" svg:y="7.986cm">
          <draw:text-box>
            <text:p text:style-name="P16"><text:span text:style-name="T36">Вычисляется </text:span><text:span text:style-name="T37">выражение</text:span><text:span text:style-name="T36">. Если его значение отлично от нуля, то выполняется </text:span><text:span text:style-name="T37">инструкция</text:span><text:span text:style-name="T36">, и вычисление </text:span><text:span text:style-name="T37">выражения </text:span><text:span text:style-name="T36">повторяется. Этот цикл продолжается до тех пор, пока выражение не станет равным нулю, после чего вычисления продолжатся с точки, расположенной сразу за </text:span><text:span text:style-name="T37">инструкцией</text:span><text:span text:style-name="T38">.</text:span></text:p>
          </draw:text-box>
        </draw:frame>
        <draw:frame draw:style-name="gr44" draw:text-style-name="P39" draw:layer="layout" svg:width="6.759cm" svg:height="4.666cm" svg:x="11.981cm" svg:y="11.366cm">
          <draw:text-box>
            <text:p text:style-name="P38"><text:span text:style-name="T31">int i = 5;</text:span></text:p>
            <text:p text:style-name="P38"><text:span text:style-name="T31">while (i != 0)</text:span></text:p>
            <text:p text:style-name="P38"><text:span text:style-name="T31">{ </text:span></text:p>
            <text:p text:style-name="P38"><text:span text:style-name="T31"><text:s text:c="4"/></text:span><text:span text:style-name="T31">i--;</text:span></text:p>
            <text:p text:style-name="P38"><text:span text:style-name="T31">}</text:span></text:p>
            <text:p text:style-name="P38"><text:span text:style-name="T31"><text:s text:c="2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3">
        <draw:frame draw:style-name="gr12" draw:text-style-name="P30" draw:layer="layout" svg:width="27.035cm" svg:height="1.164cm" svg:x="0.921cm" svg:y="2.149cm">
          <draw:text-box>
            <text:p text:style-name="P5"><text:span text:style-name="T24">Цикл с постусловием:</text:span></text:p>
          </draw:text-box>
        </draw:frame>
        <draw:frame draw:style-name="gr15" draw:text-style-name="P31" draw:layer="layout" svg:width="9.831cm" svg:height="4.658cm" svg:x="11.674cm" svg:y="3.313cm">
          <draw:text-box>
            <text:p text:style-name="P5"><text:span text:style-name="T26">do</text:span></text:p>
            <text:p text:style-name="P24"><text:span text:style-name="T32"><text:s text:c="4"/></text:span><text:span text:style-name="T26">Инструкция</text:span></text:p>
            <text:p text:style-name="P5"><text:span text:style-name="T26">while (выражение);</text:span></text:p>
            <text:p text:style-name="P5"><text:span text:style-name="T26"><text:s text:c="4"/></text:span></text:p>
          </draw:text-box>
        </draw:frame>
        <draw:frame draw:style-name="gr45" draw:text-style-name="P42" draw:layer="layout" svg:width="31.643cm" svg:height="1.717cm" svg:x="0.921cm" svg:y="6.757cm">
          <draw:text-box>
            <text:p text:style-name="P16"><text:span text:style-name="T39">Отличаетсся от предыдущего тем, что инструкция выполнится хотя бы раз.</text:span></text:p>
          </draw:text-box>
        </draw:frame>
        <draw:frame draw:style-name="gr46" draw:text-style-name="P39" draw:layer="layout" svg:width="6.759cm" svg:height="5.392cm" svg:x="11.059cm" svg:y="9.661cm">
          <draw:text-box>
            <text:p text:style-name="P38"><text:span text:style-name="T31">int i = 0;</text:span></text:p>
            <text:p text:style-name="P38"><text:span text:style-name="T31">int j = 5;</text:span></text:p>
            <text:p text:style-name="P38"><text:span text:style-name="T31">do</text:span></text:p>
            <text:p text:style-name="P38"><text:span text:style-name="T31">{</text:span></text:p>
            <text:p text:style-name="P38"><text:span text:style-name="T31"><text:s text:c="4"/></text:span><text:span text:style-name="T31">j++;</text:span><text:span text:style-name="T31"><text:tab/></text:span></text:p>
            <text:p text:style-name="P38"><text:span text:style-name="T31">}</text:span></text:p>
            <text:p text:style-name="P38"><text:span text:style-name="T31">while(i != 0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draw:frame draw:style-name="gr12" draw:text-style-name="P30" draw:layer="layout" svg:width="27.035cm" svg:height="1.164cm" svg:x="0.921cm" svg:y="2.149cm">
          <draw:text-box>
            <text:p text:style-name="P5"><text:span text:style-name="T24">Цикл со счетчиком:</text:span></text:p>
          </draw:text-box>
        </draw:frame>
        <draw:frame draw:style-name="gr47" draw:text-style-name="P31" draw:layer="layout" svg:width="23.041cm" svg:height="2.216cm" svg:x="7.373cm" svg:y="3.927cm">
          <draw:text-box>
            <text:p text:style-name="P5"><text:span text:style-name="T26">for(выражение1; выражение2; выражение3)</text:span></text:p>
            <text:p text:style-name="P5"><text:span text:style-name="T26"><text:s text:c="4"/></text:span><text:span text:style-name="T26">инструкция</text:span></text:p>
          </draw:text-box>
        </draw:frame>
        <draw:frame draw:style-name="gr48" draw:text-style-name="P42" draw:layer="layout" svg:width="31.643cm" svg:height="3.4cm" svg:x="0.921cm" svg:y="6.757cm">
          <draw:text-box>
            <text:p text:style-name="P16"><text:span text:style-name="T39">Сначала выполняется </text:span><text:span text:style-name="T40">выражение1, </text:span><text:span text:style-name="T41">затем проверяется </text:span><text:span text:style-name="T42">выражение2</text:span><text:span text:style-name="T41">, если оно истинно, то выполняется </text:span><text:span text:style-name="T40">инструкция</text:span><text:span text:style-name="T41"> и </text:span><text:span text:style-name="T40">выражение3</text:span><text:span text:style-name="T41">. Затем возвращается к проверки </text:span><text:span text:style-name="T40">выражения2</text:span><text:span text:style-name="T41">.</text:span></text:p>
            <text:p text:style-name="P16"><text:span text:style-name="T39">Любое из этих трех выражений может отсутствовать, но точку с запятой опускать нельзя. При отсутствии </text:span><text:span text:style-name="T43">выражения</text:span><text:span text:style-name="T44">1 </text:span><text:span text:style-name="T39">или </text:span><text:span text:style-name="T43">выражения</text:span><text:span text:style-name="T44">3 </text:span><text:span text:style-name="T39">считается, что их просто нет в конструкции цикла; при отсутствии </text:span><text:span text:style-name="T43">выражения</text:span><text:span text:style-name="T44">2 </text:span><text:span text:style-name="T39">предполагается, что его значение как бы всегда истинно.</text:span></text:p>
          </draw:text-box>
        </draw:frame>
        <draw:frame draw:style-name="gr49" draw:text-style-name="P39" draw:layer="layout" svg:width="12.903cm" svg:height="3.994cm" svg:x="7.68cm" svg:y="11.98cm">
          <draw:text-box>
            <text:p text:style-name="P38"><text:span text:style-name="T31">int j = 0;</text:span></text:p>
            <text:p text:style-name="P38"><text:span text:style-name="T31">for (int i = 5; i &gt; 0; i--)</text:span></text:p>
            <text:p text:style-name="P38"><text:span text:style-name="T31">{</text:span></text:p>
            <text:p text:style-name="P38"><text:span text:style-name="T31"><text:tab/></text:span><text:span text:style-name="T31">j++;</text:span></text:p>
            <text:p text:style-name="P38"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3">
        <draw:frame draw:style-name="gr12" draw:text-style-name="P30" draw:layer="layout" svg:width="27.035cm" svg:height="1.164cm" svg:x="0.921cm" svg:y="2.149cm">
          <draw:text-box>
            <text:p text:style-name="P5"><text:span text:style-name="T24">Инструкция </text:span><text:span text:style-name="T45">break.</text:span></text:p>
          </draw:text-box>
        </draw:frame>
        <draw:frame draw:style-name="gr24" draw:text-style-name="P43" draw:layer="layout" svg:width="31.643cm" svg:height="0.923cm" svg:x="0.921cm" svg:y="3.685cm">
          <draw:text-box>
            <text:p text:style-name="P16"><text:span text:style-name="T39">Вызывает немедленный выход из самого внутреннего из объемлющих ее циклов или переключателей.</text:span></text:p>
          </draw:text-box>
        </draw:frame>
        <draw:frame draw:style-name="gr41" draw:text-style-name="P39" draw:layer="layout" svg:width="12.903cm" svg:height="11.934cm" svg:x="12.288cm" svg:y="5.529cm">
          <draw:text-box>
            <text:p text:style-name="P38"><text:span text:style-name="T31">int j = 0;</text:span></text:p>
            <text:p text:style-name="P38"><text:span text:style-name="T31">for (int i = 5; ; i--)</text:span></text:p>
            <text:p text:style-name="P38"><text:span text:style-name="T31">{</text:span></text:p>
            <text:p text:style-name="P38"><text:span text:style-name="T31"><text:tab/></text:span><text:span text:style-name="T31">if(i == 0)</text:span></text:p>
            <text:p text:style-name="P38"><text:span text:style-name="T31"><text:s text:c="4"/></text:span><text:span text:style-name="T31">{</text:span></text:p>
            <text:p text:style-name="P38"><text:span text:style-name="T31"><text:s text:c="8"/></text:span><text:span text:style-name="T31">break;</text:span></text:p>
            <text:p text:style-name="P38"><text:span text:style-name="T31"><text:s text:c="4"/></text:span><text:span text:style-name="T31">}</text:span></text:p>
            <text:p text:style-name="P38"><text:span text:style-name="T31"><text:tab/></text:span><text:span text:style-name="T31">while(1)</text:span></text:p>
            <text:p text:style-name="P38"><text:span text:style-name="T31"><text:s text:c="4"/></text:span><text:span text:style-name="T31">{</text:span></text:p>
            <text:p text:style-name="P38"><text:span text:style-name="T31"><text:s text:c="8"/></text:span><text:span text:style-name="T31">j++;</text:span></text:p>
            <text:p text:style-name="P38"><text:span text:style-name="T31"><text:s text:c="8"/></text:span><text:span text:style-name="T31">if(j%3)</text:span></text:p>
            <text:p text:style-name="P38"><text:span text:style-name="T31"><text:s text:c="8"/></text:span><text:span text:style-name="T31">{</text:span></text:p>
            <text:p text:style-name="P38"><text:span text:style-name="T31"><text:s text:c="12"/></text:span><text:span text:style-name="T31">break;</text:span></text:p>
            <text:p text:style-name="P38"><text:span text:style-name="T31"><text:s text:c="8"/></text:span><text:span text:style-name="T31">}</text:span></text:p>
            <text:p text:style-name="P38"><text:span text:style-name="T31"><text:s text:c="4"/></text:span><text:span text:style-name="T31">}</text:span></text:p>
            <text:p text:style-name="P38"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3">
        <draw:frame draw:style-name="gr12" draw:text-style-name="P30" draw:layer="layout" svg:width="27.035cm" svg:height="1.164cm" svg:x="0.921cm" svg:y="2.151cm">
          <draw:text-box>
            <text:p text:style-name="P5"><text:span text:style-name="T24">Инструкция </text:span><text:span text:style-name="T45">continue.</text:span></text:p>
          </draw:text-box>
        </draw:frame>
        <draw:frame draw:style-name="gr24" draw:text-style-name="P44" draw:layer="layout" svg:width="31.643cm" svg:height="0.923cm" svg:x="0.921cm" svg:y="3.686cm">
          <draw:text-box>
            <text:p text:style-name="P16"><text:span text:style-name="T9">Вынуждает ближайший объемлющий ее цикл (</text:span><text:span text:style-name="T12">for</text:span><text:span text:style-name="T10">, </text:span><text:span text:style-name="T12">while </text:span><text:span text:style-name="T9">или </text:span><text:span text:style-name="T12">do</text:span><text:span text:style-name="T10">-</text:span><text:span text:style-name="T12">while</text:span><text:span text:style-name="T9">) начать следующий шаг итерации.</text:span></text:p>
          </draw:text-box>
        </draw:frame>
        <draw:frame draw:style-name="gr50" draw:text-style-name="P39" draw:layer="layout" svg:width="12.903cm" svg:height="6.846cm" svg:x="11.366cm" svg:y="6.67cm">
          <draw:text-box>
            <text:p text:style-name="P38"><text:span text:style-name="T31">int j = 0;</text:span></text:p>
            <text:p text:style-name="P38"><text:span text:style-name="T31">for (int i = 5; i &gt; 0; i--)</text:span></text:p>
            <text:p text:style-name="P38"><text:span text:style-name="T31">{</text:span></text:p>
            <text:p text:style-name="P38"><text:span text:style-name="T31"><text:tab/></text:span><text:span text:style-name="T31">if(i == 3)</text:span></text:p>
            <text:p text:style-name="P38"><text:span text:style-name="T31"><text:s text:c="4"/></text:span><text:span text:style-name="T31">{</text:span></text:p>
            <text:p text:style-name="P38"><text:span text:style-name="T31"><text:s text:c="8"/></text:span><text:span text:style-name="T31">continue;</text:span></text:p>
            <text:p text:style-name="P38"><text:span text:style-name="T31"><text:s text:c="4"/></text:span><text:span text:style-name="T31">}</text:span></text:p>
            <text:p text:style-name="P38"><text:span text:style-name="T31"><text:s text:c="4"/></text:span><text:span text:style-name="T31">j++;</text:span></text:p>
            <text:p text:style-name="P38"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draw:frame draw:style-name="gr12" draw:text-style-name="P30" draw:layer="layout" svg:width="27.035cm" svg:height="1.164cm" svg:x="0.921cm" svg:y="2.152cm">
          <draw:text-box>
            <text:p text:style-name="P5"><text:span text:style-name="T24">Инструкция </text:span><text:span text:style-name="T45">goto</text:span><text:span text:style-name="T24"> и метки</text:span><text:span text:style-name="T45">.</text:span></text:p>
          </draw:text-box>
        </draw:frame>
        <draw:frame draw:style-name="gr24" draw:text-style-name="P44" draw:layer="layout" svg:width="31.643cm" svg:height="0.923cm" svg:x="0.921cm" svg:y="3.688cm">
          <draw:text-box>
            <text:p text:style-name="P16"><text:span text:style-name="T9">Инструкция безусловного перехода.</text:span></text:p>
          </draw:text-box>
        </draw:frame>
        <draw:frame draw:style-name="gr51" draw:text-style-name="P39" draw:layer="layout" svg:width="12.903cm" svg:height="9.754cm" svg:x="11.366cm" svg:y="6.45cm">
          <draw:text-box>
            <text:p text:style-name="P38"><text:span text:style-name="T46">for (</text:span><text:span text:style-name="T31">…)</text:span></text:p>
            <text:p text:style-name="P38"><text:span text:style-name="T31">{</text:span></text:p>
            <text:p text:style-name="P40"><text:span text:style-name="T46"><text:tab/></text:span><text:span text:style-name="T31">…</text:span></text:p>
            <text:p text:style-name="P38"><text:span text:style-name="T31"><text:tab/></text:span><text:span text:style-name="T31">for(…)</text:span></text:p>
            <text:p text:style-name="P38"><text:span text:style-name="T31"><text:tab/></text:span><text:span text:style-name="T31">{</text:span></text:p>
            <text:p text:style-name="P40"><text:span text:style-name="T31"><text:tab/></text:span><text:span text:style-name="T31"><text:tab/></text:span><text:span text:style-name="T31">…</text:span></text:p>
            <text:p text:style-name="P38"><text:span text:style-name="T31"><text:tab/></text:span><text:span text:style-name="T31"><text:tab/></text:span><text:span text:style-name="T31">if(err == 1)</text:span></text:p>
            <text:p text:style-name="P38"><text:span text:style-name="T31"><text:s text:c="12"/></text:span><text:span text:style-name="T31">goto error;</text:span></text:p>
            <text:p text:style-name="P38"><text:span text:style-name="T31"><text:tab/></text:span><text:span text:style-name="T31">}</text:span></text:p>
            <text:p text:style-name="P38"><text:span text:style-name="T31">}</text:span></text:p>
            <text:p text:style-name="P40"><text:span text:style-name="T31">…</text:span></text:p>
            <text:p text:style-name="P38"><text:span text:style-name="T31">error:</text:span></text:p>
            <text:p text:style-name="P40"><text:span text:style-name="T31">…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,Italic" svg:font-family="'Calibri,Italic'"/>
    <style:font-face style:name="Calibri,Italic1" svg:font-family="'Calibri,Italic'" style:font-pitch="variable"/>
    <style:font-face style:name="Calibri,Italic2" svg:font-family="'Calibri,Italic'" style:font-family-generic="swiss"/>
    <style:font-face style:name="Calibri,Italic3" svg:font-family="'Calibri,Italic'" style:font-family-generic="swiss" style:font-pitch="variable"/>
    <style:font-face style:name="Calibri1" svg:font-family="Calibri"/>
    <style:font-face style:name="Calibri2" svg:font-family="Calibri" style:font-family-generic="swiss" style:font-pitch="variable"/>
    <style:font-face style:name="Calibri3" svg:font-family="Calibri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variable"/>
    <style:font-face style:name="Courier New3" svg:font-family="'Courier New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Lucida Sans1" style:font-family-asian="'Lucida Sans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1" style:font-family-asian="'Lucida San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  <style:style style:name="Символ_20_нумерации" style:display-name="Символ нумерации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2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2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8cm" svg:x="1.693cm" svg:y="4.456cm" presentation:class="outline" presentation:placeholder="true">
        <draw:text-box/>
      </draw:frame>
      <draw:frame presentation:style-name="Mpr1" draw:text-style-name="MP2" draw:layer="backgroundobjects" svg:width="7.89cm" svg:height="1.313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1.313cm" svg:x="11.582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1.313cm" svg:x="24.281cm" svg:y="17.354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4.5.1$Windows_X86_64 LibreOffice_project/9c0871452b3918c1019dde9bfac75448afc4b57f</meta:generator>
    <dc:date>2023-10-04T15:31:16.936000000</dc:date>
    <meta:editing-duration>P1DT4H39M29S</meta:editing-duration>
    <meta:editing-cycles>133</meta:editing-cycles>
    <meta:document-statistic meta:object-count="171"/>
  </office:meta>
</office:document-meta>
</file>